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getHeade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setIvyFile( 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.setConf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getP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do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vyMakePom.setHeaderFile( File heade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getIvy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creat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MakePom.setPom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akePom.getMapping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